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6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6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2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5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Exercice 4.1 :</text:span></text:p>
      <text:p text:style-name="P1"><text:span text:style-name="T2"/></text:p>
      <text:p text:style-name="P1"><text:span text:style-name="T3">Si tutu &lt; = toto + 4 et tata &lt;&gt; «ok» alors</text:span></text:p>
      <text:p text:style-name="P1"><text:span text:style-name="T3">Tutu<text:s/></text:span><text:span text:style-name="T4">←</text:span><text:span text:style-name="T5">tutu<text:s/></text:span><text:span text:style-name="T6">–</text:span><text:span text:style-name="T7"><text:s/>1 </text:span></text:p>
      <text:p text:style-name="P1"><text:span text:style-name="T8">Sinon </text:span></text:p>
      <text:p text:style-name="P1"><text:span text:style-name="T8">Tutu<text:s/></text:span><text:span text:style-name="T9">←</text:span><text:span text:style-name="T10"><text:s/>Tutu + 1 </text:span></text:p>
      <text:p text:style-name="P1"><text:span text:style-name="T11">Finsi</text:span></text:p>
      <text:p text:style-name="P1"><text:span text:style-name="T12"/></text:p>
      <text:p text:style-name="P1"><text:span text:style-name="T13">Exercice 4.2 :</text:span></text:p>
      <text:p text:style-name="P1"><text:span text:style-name="T14"/></text:p>
      <text:p text:style-name="P1"><text:span text:style-name="T15">Variables h, m en Numériques </text:span></text:p>
      <text:p text:style-name="P1"><text:span text:style-name="T15">Début </text:span></text:p>
      <text:p text:style-name="P1"><text:span text:style-name="T15">Ecrire « entrez les heures, puis les minutes : »</text:span></text:p>
      <text:p text:style-name="P1"><text:span text:style-name="T15">Lire h, m </text:span></text:p>
      <text:p text:style-name="P1"><text:span text:style-name="T15">m<text:s/></text:span><text:span text:style-name="T16">←</text:span><text:span text:style-name="T17">m + 1 </text:span></text:p>
      <text:p text:style-name="P1"><text:span text:style-name="T18">si m = 60 alors </text:span></text:p>
      <text:p text:style-name="P1"><text:span text:style-name="T18">m<text:s/></text:span><text:span text:style-name="T19">←</text:span><text:span text:style-name="T20"><text:s/>0</text:span></text:p>
      <text:p text:style-name="P1"><text:span text:style-name="T21">h<text:s/></text:span><text:span text:style-name="T22">←</text:span><text:span text:style-name="T23"><text:s/>h + 1</text:span></text:p>
      <text:p text:style-name="P1"><text:span text:style-name="T24">Finsi</text:span></text:p>
      <text:p text:style-name="P1"><text:span text:style-name="T24">Si h = 24 alors </text:span></text:p>
      <text:p text:style-name="P1"><text:span text:style-name="T24">h<text:s/></text:span><text:span text:style-name="T25">←</text:span><text:span text:style-name="T26"><text:s/>0</text:span></text:p>
      <text:p text:style-name="P1"><text:span text:style-name="T27">Finsi</text:span></text:p>
      <text:p text:style-name="P1"><text:span text:style-name="T27">Ecrire « dans une minutes il sera », h, « heure(s) », m, « minute(s) »</text:span></text:p>
      <text:p text:style-name="P1"><text:span text:style-name="T27">Fin </text:span></text:p>
      <text:p text:style-name="P1"><text:span text:style-name="T28"/></text:p>
      <text:p text:style-name="P1"><text:span text:style-name="T29">Exercice 4.3 :</text:span></text:p>
      <text:p text:style-name="P1"><text:span text:style-name="T30"/></text:p>
      <text:p text:style-name="P1"><text:span text:style-name="T31"/></text:p>
      <text:p text:style-name="P1"><text:span text:style-name="T32"/></text:p>
      <text:p text:style-name="P1"><text:span text:style-name="T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